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/>
    </style:style>
    <style:style style:name="ce8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156458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1.4577083333333cm"/>
    </style:style>
    <style:style style:name="co8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Задачи" table:style-name="ta1">
        <table:table-column table:style-name="co1" table:default-cell-style-name="ce5"/>
        <table:table-column table:style-name="co2" table:default-cell-style-name="ce8"/>
        <table:table-column table:style-name="co3" table:default-cell-style-name="ce5"/>
        <table:table-column table:style-name="co4" table:default-cell-style-name="ce8"/>
        <table:table-column table:style-name="co5" table:number-columns-repeated="1020" table:default-cell-style-name="ce4"/>
        <table:table-column table:style-name="co6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7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7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7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7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7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table:style-name="ce7"/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table:style-name="ce7"/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table:style-name="ce7"/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table:style-name="ce7"/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2" table:style-name="ce5">
            <text:p>2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3" table:style-name="ce5">
            <text:p>2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4" table:style-name="ce5">
            <text:p>2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5" table:style-name="ce5">
            <text:p>2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7" table:style-name="ce5">
            <text:p>3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1" table:style-name="ce5">
            <text:p>4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2" table:style-name="ce5">
            <text:p>4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6" table:style-name="ce5">
            <text:p>4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7" table:style-name="ce5">
            <text:p>4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number-rows-repeated="1048527" table:style-name="ro2">
          <table:table-cell table:number-columns-repeated="16384"/>
        </table:table-row>
      </table:table>
      <table:table table:name="Готово" table:style-name="ta1">
        <table:table-column table:style-name="co7" table:default-cell-style-name="ce4"/>
        <table:table-column table:style-name="co8" table:default-cell-style-name="ce4"/>
        <table:table-column table:style-name="co5" table:number-columns-repeated="1022" table:default-cell-style-name="ce4"/>
        <table:table-column table:style-name="co6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8">
          <table:table-cell table:number-columns-repeated="16384"/>
        </table:table-row>
      </table:table>
      <table:table table:name="Лист3" table:style-name="ta1">
        <table:table-column table:style-name="co5" table:number-columns-repeated="1024" table:default-cell-style-name="ce4"/>
        <table:table-column table:style-name="co6" table:number-columns-repeated="15360" table:default-cell-style-name="ce1"/>
        <table:table-row table:number-rows-repeated="1048576" table:style-name="ro8">
          <table:table-cell table:number-columns-repeated="16384"/>
        </table:table-row>
      </table:table>
      <table:database-ranges>
        <table:database-range table:target-range-address="Задачи.A1:Задачи.J49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 Sorokonenko</dc:creator>
    <dc:date>2012-05-22T14:43:05Z</dc:date>
  </office:meta>
</office:document-meta>
</file>